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2c8f89" officeooo:paragraph-rsid="002c8f89" style:font-weight-asian="bold" style:font-weight-complex="bold"/>
    </style:style>
    <style:style style:name="P2" style:family="paragraph" style:parent-style-name="Standard">
      <style:text-properties style:font-name="Arial"/>
    </style:style>
    <style:style style:name="P3" style:family="paragraph" style:parent-style-name="Standard">
      <style:text-properties style:font-name="Arial" fo:font-size="18pt" fo:font-weight="bold" officeooo:rsid="000d8d36" officeooo:paragraph-rsid="000d8d36" style:font-size-asian="18pt" style:font-weight-asian="bold" style:font-size-complex="18pt" style:font-weight-complex="bold"/>
    </style:style>
    <style:style style:name="P4" style:family="paragraph" style:parent-style-name="Standard">
      <style:text-properties style:font-name="Arial" fo:font-size="18pt" fo:font-weight="bold" officeooo:rsid="0010054e" officeooo:paragraph-rsid="0010054e" style:font-size-asian="18pt" style:font-weight-asian="bold" style:font-size-complex="18pt" style:font-weight-complex="bold"/>
    </style:style>
    <style:style style:name="P5" style:family="paragraph" style:parent-style-name="Standard">
      <style:text-properties style:font-name="Arial" fo:font-size="18pt" fo:font-weight="bold" officeooo:rsid="001e7a94" officeooo:paragraph-rsid="001e7a94" style:font-size-asian="18pt" style:font-weight-asian="bold" style:font-size-complex="18pt" style:font-weight-complex="bold"/>
    </style:style>
    <style:style style:name="P6" style:family="paragraph" style:parent-style-name="Standard">
      <style:text-properties style:font-name="Arial" fo:font-size="18pt" fo:font-weight="bold" officeooo:rsid="001e7a94" officeooo:paragraph-rsid="002d2c25" style:font-size-asian="18pt" style:font-weight-asian="bold" style:font-size-complex="18pt" style:font-weight-complex="bold"/>
    </style:style>
    <style:style style:name="P7" style:family="paragraph" style:parent-style-name="Standard">
      <style:text-properties style:font-name="Arial" officeooo:paragraph-rsid="000e4a94"/>
    </style:style>
    <style:style style:name="P8" style:family="paragraph" style:parent-style-name="Standard">
      <style:text-properties style:font-name="Arial" officeooo:rsid="0010054e" officeooo:paragraph-rsid="0015b2aa"/>
    </style:style>
    <style:style style:name="P9" style:family="paragraph" style:parent-style-name="Standard">
      <style:text-properties style:font-name="Arial" officeooo:rsid="0010054e" officeooo:paragraph-rsid="00151734"/>
    </style:style>
    <style:style style:name="P10" style:family="paragraph" style:parent-style-name="Standard">
      <style:text-properties style:font-name="Arial" officeooo:rsid="0016e9c1" officeooo:paragraph-rsid="0016e9c1"/>
    </style:style>
    <style:style style:name="P11" style:family="paragraph" style:parent-style-name="Standard">
      <style:text-properties style:font-name="Arial" officeooo:rsid="0018384d" officeooo:paragraph-rsid="0018384d"/>
    </style:style>
    <style:style style:name="P12" style:family="paragraph" style:parent-style-name="Standard">
      <style:text-properties style:font-name="Arial" officeooo:rsid="001e7a94" officeooo:paragraph-rsid="001e7a94"/>
    </style:style>
    <style:style style:name="P13" style:family="paragraph" style:parent-style-name="Standard">
      <style:text-properties style:font-name="Arial" fo:font-weight="bold" officeooo:rsid="002061f2" officeooo:paragraph-rsid="002061f2" style:font-weight-asian="bold" style:font-weight-complex="bold"/>
    </style:style>
    <style:style style:name="P14" style:family="paragraph" style:parent-style-name="Standard">
      <style:text-properties style:font-name="Arial" fo:font-weight="bold" officeooo:rsid="0021e9c5" officeooo:paragraph-rsid="0026eb5c" style:font-weight-asian="bold" style:font-weight-complex="bold"/>
    </style:style>
    <style:style style:name="P15" style:family="paragraph" style:parent-style-name="Standard">
      <style:text-properties style:font-name="Arial" fo:font-weight="bold" officeooo:rsid="002c9cb9" officeooo:paragraph-rsid="002c9cb9" style:font-weight-asian="bold" style:font-weight-complex="bold"/>
    </style:style>
    <style:style style:name="P16" style:family="paragraph" style:parent-style-name="Standard">
      <style:text-properties style:font-name="Arial" fo:font-weight="normal" officeooo:rsid="0021e9c5" officeooo:paragraph-rsid="0026eb5c" style:font-weight-asian="normal" style:font-weight-complex="normal"/>
    </style:style>
    <style:style style:name="P17" style:family="paragraph" style:parent-style-name="Standard">
      <style:text-properties style:font-name="Arial" fo:font-weight="normal" officeooo:rsid="0026c557" officeooo:paragraph-rsid="0026c557" style:font-weight-asian="normal" style:font-weight-complex="normal"/>
    </style:style>
    <style:style style:name="P18" style:family="paragraph" style:parent-style-name="Standard">
      <style:text-properties style:font-name="Arial" fo:font-weight="normal" officeooo:rsid="00252103" officeooo:paragraph-rsid="00252103" style:font-weight-asian="normal" style:font-weight-complex="normal"/>
    </style:style>
    <style:style style:name="P19" style:family="paragraph" style:parent-style-name="Standard">
      <style:text-properties style:font-name="Arial" fo:font-weight="normal" officeooo:rsid="00244378" officeooo:paragraph-rsid="00244378" style:font-weight-asian="normal" style:font-weight-complex="normal"/>
    </style:style>
    <style:style style:name="P20" style:family="paragraph" style:parent-style-name="Standard">
      <style:text-properties style:font-name="Arial" fo:font-weight="normal" officeooo:rsid="002c9cb9" officeooo:paragraph-rsid="002c9cb9" style:font-weight-asian="normal" style:font-weight-complex="normal"/>
    </style:style>
    <style:style style:name="P21" style:family="paragraph" style:parent-style-name="Standard">
      <style:text-properties style:font-name="Arial" officeooo:rsid="002061f2" officeooo:paragraph-rsid="002061f2"/>
    </style:style>
    <style:style style:name="P22" style:family="paragraph" style:parent-style-name="Standard">
      <style:text-properties style:font-name="Arial" officeooo:rsid="0021e9c5" officeooo:paragraph-rsid="0021e9c5"/>
    </style:style>
    <style:style style:name="P23" style:family="paragraph" style:parent-style-name="Standard">
      <style:text-properties style:font-name="Arial" officeooo:rsid="002c9cb9" officeooo:paragraph-rsid="002c9cb9"/>
    </style:style>
    <style:style style:name="P24" style:family="paragraph" style:parent-style-name="Standard">
      <style:text-properties style:font-name="Arial" officeooo:rsid="002e72cd" officeooo:paragraph-rsid="002e72cd"/>
    </style:style>
    <style:style style:name="P25" style:family="paragraph" style:parent-style-name="Standard">
      <style:text-properties officeooo:paragraph-rsid="002ae902"/>
    </style:style>
    <style:style style:name="P26" style:family="paragraph" style:parent-style-name="Standard">
      <style:text-properties officeooo:paragraph-rsid="002c9cb9"/>
    </style:style>
    <style:style style:name="P27" style:family="paragraph" style:parent-style-name="Standard">
      <style:text-properties officeooo:paragraph-rsid="002e72cd"/>
    </style:style>
    <style:style style:name="P28" style:family="paragraph" style:parent-style-name="Standard">
      <style:paragraph-properties fo:break-before="page"/>
      <style:text-properties style:font-name="Arial" officeooo:rsid="0021e9c5" officeooo:paragraph-rsid="0021e9c5"/>
    </style:style>
    <style:style style:name="T1" style:family="text">
      <style:text-properties officeooo:rsid="00121d27"/>
    </style:style>
    <style:style style:name="T2" style:family="text">
      <style:text-properties officeooo:rsid="00151734"/>
    </style:style>
    <style:style style:name="T3" style:family="text">
      <style:text-properties officeooo:rsid="0015b2aa"/>
    </style:style>
    <style:style style:name="T4" style:family="text">
      <style:text-properties officeooo:rsid="00174ca1"/>
    </style:style>
    <style:style style:name="T5" style:family="text">
      <style:text-properties officeooo:rsid="001cefa9"/>
    </style:style>
    <style:style style:name="T6" style:family="text">
      <style:text-properties officeooo:rsid="001e0c63"/>
    </style:style>
    <style:style style:name="T7" style:family="text">
      <style:text-properties officeooo:rsid="001f566e"/>
    </style:style>
    <style:style style:name="T8" style:family="text">
      <style:text-properties officeooo:rsid="002318f5"/>
    </style:style>
    <style:style style:name="T9" style:family="text">
      <style:text-properties officeooo:rsid="0026eb5c"/>
    </style:style>
    <style:style style:name="T10" style:family="text">
      <style:text-properties fo:font-variant="normal" fo:text-transform="none" fo:color="#202122" style:font-name="Arial" fo:font-size="10.5pt" fo:letter-spacing="normal" fo:font-style="normal" fo:font-weight="normal" officeooo:rsid="002c9cb9" style:font-weight-asian="normal" style:font-weight-complex="normal"/>
    </style:style>
    <style:style style:name="T11" style:family="text">
      <style:text-properties style:font-name="Arial"/>
    </style:style>
    <style:style style:name="T12" style:family="text">
      <style:text-properties style:font-name="Arial" fo:font-weight="bold" officeooo:rsid="0021e9c5" style:font-weight-asian="bold" style:font-weight-complex="bold"/>
    </style:style>
    <style:style style:name="T13" style:family="text">
      <style:text-properties style:font-name="Arial" fo:font-weight="normal" style:font-weight-asian="normal" style:font-weight-complex="normal"/>
    </style:style>
    <style:style style:name="T14" style:family="text">
      <style:text-properties style:font-name="Arial" fo:font-weight="normal" officeooo:rsid="0028f366" style:font-weight-asian="normal" style:font-weight-complex="normal"/>
    </style:style>
    <style:style style:name="T15" style:family="text">
      <style:text-properties style:font-name="Arial" fo:font-weight="normal" officeooo:rsid="002ae902" style:font-weight-asian="normal" style:font-weight-complex="normal"/>
    </style:style>
    <style:style style:name="T16" style:family="text">
      <style:text-properties style:font-name="Arial" fo:font-weight="normal" officeooo:rsid="002c3b45" style:font-weight-asian="normal" style:font-weight-complex="normal"/>
    </style:style>
    <style:style style:name="T17" style:family="text">
      <style:text-properties style:font-name="Arial" fo:font-weight="normal" officeooo:rsid="002c8f89" style:font-weight-asian="normal" style:font-weight-complex="normal"/>
    </style:style>
    <style:style style:name="T18" style:family="text">
      <style:text-properties style:font-name="Arial" fo:font-weight="normal" officeooo:rsid="002c9cb9" style:font-weight-asian="normal" style:font-weight-complex="normal"/>
    </style:style>
    <style:style style:name="T19" style:family="text">
      <style:text-properties style:font-name="Arial" fo:font-weight="normal" officeooo:rsid="002d2c25" style:font-weight-asian="normal" style:font-weight-complex="normal"/>
    </style:style>
    <style:style style:name="T20" style:family="text">
      <style:text-properties style:font-name="Arial" fo:font-weight="normal" officeooo:rsid="002e72cd" style:font-weight-asian="normal" style:font-weight-complex="normal"/>
    </style:style>
    <style:style style:name="T21" style:family="text">
      <style:text-properties fo:color="#202122" style:font-name="Arial" fo:font-size="10.5pt" fo:letter-spacing="normal" fo:font-style="italic" fo:font-weight="normal" officeooo:rsid="002c9cb9"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stęp</text:p>
      <text:p text:style-name="P2"/>
      <text:p text:style-name="P7"><text:tab/>Obecnie w firmach można spotkać się z przytłaczającą ilością dokumentów. Oferty, wnioski urlopowe i faktury to tylko przykłady z wielu pism które przechodzą przez ręce sekretarek, księgowości, dyrektorów oraz innych pracowników. Dla poprawnego i wydajnego funkcjonowania przedsiębiorstwa kluczowe jest odpowiednie zarządzanie tymi dokumentami w sposób przejrzysty oraz taki by zminimalizować pomyłki i przeoczenia w sprawdzaniu ich poprawności. W tej pracy podjęto się wykonania aplikacji przeglądarkowej mającej na celu obsługiwać obieg faktur wewnątrz firmy, tak aby rozwiązywała ona wyżej przedstawione problemy. <text:span text:style-name="T5">Została ona wykonana w języku Python przy wykorzystaniu frameworka Django służącego do tworzenia właśnie aplikacji webowych. </text:span><text:s/><text:span text:style-name="T5">Oprogramowanie to jest</text:span> przeznaczon<text:span text:style-name="T5">e</text:span> dla przedsiębiorstwa w którym występuje księgowość, dyrektor oraz menedżer projektu. Pozwala ona przesyłać dokumenty pomiędzy tymi osobami, zaznaczać ich poprawność, dodawać komentarze oraz oznaczać czy faktura została zapłacona. Niniejszą pracę można podzielić na dwa segmenty, pierwszy opisujący problem związany z obiegiem faktur na potrzeby firmy oraz drugi opisujący zastosowane technologie do jej wykonania, opis jej działania oraz opis jej kodu źródłowego. </text:p>
      <text:p text:style-name="P7"/>
      <text:p text:style-name="P4">Analiza tematu </text:p>
      <text:p text:style-name="P4"/>
      <text:p text:style-name="P8"><text:tab/>Niniejsza praca ma na celu rozwiązanie problemu obiegu faktur wewnątrz firmy. <text:span text:style-name="T1"><text:s/></text:span>Zakłada się że w firmie <text:span text:style-name="T3">która mogłaby skorzystać z wykonanej w ramach pracy inżynierskiej aplikacji</text:span> występuje księgowość, dyrektor oraz co najmniej jeden menedżer projektu. <text:span text:style-name="T2">Firma ta oferuje w swojej ofercie wykonywanie usług, takich jak na przykład wdrażanie rozwiązań informatycznych, bądź też sprzedaż samych produktów jak chociażby serwery. Weryfikacja poprawności wystawianych faktur przez księgowość może być problematyczna w przypadku większej ilości projektów, stąd pojawił się pomysł wykonania aplikacji która mogłaby w tym pomóc. Aplikacja ta ma na celu przechowywać faktury wraz z najistotniejszymi informacjami o niej, określenie charakteru dobra za które jest ona wystawiona, możliwość jej wyświetlenia w przeglądarce, oznaczenie przez projekt menedżera czy jest ona zgodna z dotyczącym jej projektu. Pozwala ona także na zatwierdzenie sprawdzenia poprawności przez dyrektora oraz możliwość oznaczenia przez księgowość czy wpłynęła za nią zapłata. </text:span></text:p>
      <text:p text:style-name="P9"/>
      <text:p text:style-name="P10">Aplikacja <text:span text:style-name="T4">ta</text:span> <text:span text:style-name="T4">składa się ze strony logowania oraz rejestracji nowych użytkowników, którym przydzielane jest jedno z trzech stanowisk: księgowość, dyrektor i projekt menadżer. Dla każdej z tych pozycji wykonany został interfejs użytkownika w którym wykonywane są odpowiednie operacje. </text:span></text:p>
      <text:p text:style-name="P10"/>
      <text:p text:style-name="P11">Tytułowy obieg dokumentów rozpoczyna się od zamieszczenia w systemie faktury przez księgowość i okreś<text:span text:style-name="T6">lenia</text:span> czy dotyczy ona sprzedanego produktu, lub też świadczonej usługi. <text:span text:style-name="T5">Faktury wgrane do systemu przechowywane są w bazie danych wraz z niezbędnymi informacjami dotyczącymi dokumentu, takimi jak tytuł, opis, obecny stan w obiegu dokumentu, data i godzina zamieszczenia pliku oraz informacje o osobie która ją dodała. </text:span>Po dodaniu faktury dostępna jest ona dla dyrektora działu, który może przydzielić fakturę do sprawdzenia jej poprawności odpowiedniemu projekt menedżerowi odpowiedzialnemu za produkt bądź usługę jej dotyczącej. Po sprawdzeniu i orzeknięciu poprawności faktury projekt menedżer zaznacza to w systemie i faktura wraca do dyrektora. Dyrektor następnie może zatwierdzić w systemie dokonanie sprawdzenia przez projekt menedżera, po czym faktura wraca do księgowości gotowa do wystawienia dla <text:soft-page-break/>klienta do zapłaty. Gdy zostanie ona już opłacona może być to oznaczone w systemie przez księgowość i obieg uznaje się za ukończony. Możliwe jest wyświetlenie informacji o zarówno zakończonych i biorących udział w obiegu dokumentów. </text:p>
      <text:p text:style-name="P11"/>
      <text:p text:style-name="P11"/>
      <text:p text:style-name="P11"/>
      <text:p text:style-name="P5">Opis wykorzystanych narzędzi</text:p>
      <text:p text:style-name="P5"/>
      <text:p text:style-name="P12"><text:tab/>Do wykonania aplikacji zostało użytych kilka języków programistycznych wykorzystywanych przy budowaniu aplikacji webowych. Najważniejszym z nich przy pisaniu oprogramowania był język Python, a konkretniej <text:span text:style-name="T7">napisany w nim wolny i otwarty framework, służący właśnie do tworzenia aplikacji webowych [1], Django. To właśnie przy jego wykorzystaniu zostało wykonane oprogramowanie będące tematem niniejszej pracy. Poza samym Pythonem użyty został język HTML do tworzenia struktury stron internetowych, oraz CSS do ich stylizowania.</text:span></text:p>
      <text:p text:style-name="P12"/>
      <text:p text:style-name="P13">Python </text:p>
      <text:p text:style-name="P13"/>
      <text:p text:style-name="P16"><text:tab/>Python to w dzisiejszych czasach bardzo popularny język programowania wysokiego poziomu znajdujący zastosowania w wielu dziedzinach informatycznych. Został on <text:span text:style-name="T8">stworzony 20 lutego 1991 roku przez holenderskiego programistę Guido Van Rossum. Nazwa wywodzi się z serialu komediowego „Latający Cyrk Monty Pythona”, którego to fanem był wspomniany twórca. Sam język cechuje się dużym spektrum zastosowań od automatyzacji poszczególnych zadań, przez analizę danych, programowania robotów, aż po tworzenie backendu stron internetowych. W tej pracy omówione zostanie to ostatnie zastosowanie, gdyż to właśnie ono zostało wykorzystane w postaci użycia frameworka Django.</text:span></text:p>
      <text:p text:style-name="P16"/>
      <text:p text:style-name="P14"><text:span text:style-name="T9">Django </text:span></text:p>
      <text:p text:style-name="P25"><text:span text:style-name="T12"><text:tab/></text:span><text:span text:style-name="T14">Django to wolny i otwarty framework, którego przeznaczeniem jest budowanie aplikacji sieciowych. Powstał on w 2003 roku i został stworzony w Pythonie. </text:span><text:span text:style-name="T15">Cieszy się on dużą popularnością, oraz korzystają z niego między innymi takie firmy jak Instagram, Spotify czy też National Geographic. </text:span><text:span text:style-name="T18">Został on wykorzystany do stworzenia aplikacji będącej tematem niniejszej pracy, odpowiada on za renderowanie stron internetowych widocznych dla użytkownika, wykonywanie logiki biznesowej, oraz przechowywaniu informacji i plików w bazie danych.</text:span><text:span text:style-name="T15"> Django</text:span><text:span text:style-name="T14"> </text:span><text:span text:style-name="T15">opiera się</text:span><text:span text:style-name="T14"> na architekturze MTV – model, template, view. „</text:span><text:span text:style-name="T16">Model” odpowiada za zarządzanie </text:span><text:span text:style-name="T17">danymi w bazie danych, reprezentuje w niej tabelę. „View” dostaje zapytania HTTP i na nie odpowiada w postaci danych zaciągniętych z modelu które zostają zaprezentowane użytkownikowi. „Template” to inaczej szablon, który jest renderowany po zapytaniu z części „View”. Jest on napisany w języku HTML ze wstawkami w Pythonie które prezentują dane przesłane również z części „View”. </text:span></text:p>
      <text:p text:style-name="P25"><text:span text:style-name="T17"/></text:p>
      <text:p text:style-name="P1"><text:span text:style-name="T11">HTML</text:span></text:p>
      <text:p text:style-name="P1"><text:span text:style-name="T11"/></text:p>
      <text:p text:style-name="P20"><text:tab/>HTML jest to język znaczników wykorzystywany do dokumentów hipertekstowych [3] takich jak strony internetowe. Daje on możliwość opisania struktury wewnątrz strony poprzez wstawianie tekstu, multimediów bądź danych z bazy danych które zostały do niego wysłane. Pozwala dodawać nagłówki, akapity, listy, tabele oraz wiele innych form reprezentowania informacji.</text:p>
      <text:p text:style-name="P15"/>
      <text:p text:style-name="P15"><text:soft-page-break/>CSS</text:p>
      <text:p text:style-name="P15"/>
      <text:p text:style-name="P27"><text:span text:style-name="T18"><text:tab/>CSS </text:span><text:span text:style-name="T10">(ang. </text:span><text:span text:style-name="T21">Cascading Style Sheets</text:span><text:span text:style-name="T18">) czyli kaskadowe arkusze stylów to język przeznaczony do <text:s/>stylizowania stron internetowych</text:span><text:span text:style-name="T20">[4]</text:span><text:span text:style-name="T18">. Opisuje on cechy elementów HTML, stąd jest on nieodłącznie stosowany przy tworzeniu dokumentów </text:span><text:span text:style-name="T19">internetowych</text:span><text:span text:style-name="T18">. Pozwala na określenie miejsca poszczególnych </text:span><text:span text:style-name="T19">elementów, rozmiaru, koloru czy też czcionki tekstu, marginesów bądź wiele innych form prezentacji informacji dla użytownika. Upraszczając, to właśnie CSS odpowiada za to jak użytkownik widzi stronę internetową.</text:span></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6">Instalacja aplikacji oraz jej uruchomienie. </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26"><text:span text:style-name="T19"/></text:p>
      <text:p text:style-name="P15"/>
      <text:p text:style-name="P17"><text:tab/></text:p>
      <text:p text:style-name="P18"/>
      <text:p text:style-name="P19"/>
      <text:p text:style-name="P21"/>
      <text:p text:style-name="P7"/>
      <text:p text:style-name="P7"/>
      <text:p text:style-name="P7"/>
      <text:p text:style-name="P7"/>
      <text:p text:style-name="P2"/>
      <text:p text:style-name="P2"/>
      <text:p text:style-name="P2"/>
      <text:p text:style-name="P28">[1] - https://pl.wikipedia.org/wiki/Django</text:p>
      <text:p text:style-name="P22">[2] - <text:a xlink:type="simple" xlink:href="https://pl.wikipedia.org/wiki/Python" text:style-name="Internet_20_link" text:visited-style-name="Visited_20_Internet_20_Link">https://pl.wikipedia.org/wiki/Python</text:a></text:p>
      <text:p text:style-name="P23">[3] - <text:a xlink:type="simple" xlink:href="https://pl.wikipedia.org/wiki/HTML" text:style-name="Internet_20_link" text:visited-style-name="Visited_20_Internet_20_Link">https://pl.wikipedia.org/wiki/HTML</text:a></text:p>
      <text:p text:style-name="P2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04T19:04:10.057000000</meta:creation-date>
    <dc:date>2022-01-06T16:07:46.306000000</dc:date>
    <meta:editing-duration>PT1H21M2S</meta:editing-duration>
    <meta:editing-cycles>6</meta:editing-cycles>
    <meta:generator>LibreOffice/5.4.4.2$Windows_x86 LibreOffice_project/2524958677847fb3bb44820e40380acbe820f960</meta:generator>
    <meta:document-statistic meta:table-count="0" meta:image-count="0" meta:object-count="0" meta:page-count="4" meta:paragraph-count="22" meta:word-count="929" meta:character-count="6999" meta:non-whitespace-character-count="6070"/>
  </office:meta>
</office:document-meta>
</file>